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6acbcf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T6" style:family="text">
      <style:text-properties fo:font-variant="small-caps" fo:color="#ffffff" loext:opacity="100%" style:text-outline="false" style:font-name="Tahoma" fo:font-size="12pt" fo:language="gl" fo:country="ES" fo:font-weight="bold" officeooo:rsid="03443d8c" style:font-size-asian="12pt" style:font-weight-asian="bold" style:font-size-complex="12pt" style:font-weight-complex="bold"/>
    </style:style>
    <style:style style:name="T7" style:family="text">
      <style:text-properties fo:font-variant="small-caps" fo:color="#ffffff" loext:opacity="100%" style:text-outline="false" style:font-name="Tahoma" fo:font-size="12pt" fo:language="gl" fo:country="ES" fo:font-weight="bold" officeooo:rsid="036b54c0" style:font-size-asian="12pt" style:font-weight-asian="bold" style:font-size-complex="12pt" style:font-weight-complex="bold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3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4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5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439b1c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4f0de5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701409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72ccfb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70f527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77a028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2d7534f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2d9ddd5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officeooo:rsid="037dfaf6"/>
    </style:style>
    <style:style style:name="T43" style:family="text">
      <style:text-properties officeooo:rsid="037ebaf1"/>
    </style:style>
    <style:style style:name="T44" style:family="text">
      <style:text-properties officeooo:rsid="037f8a99"/>
    </style:style>
    <style:style style:name="T45" style:family="text">
      <style:text-properties officeooo:rsid="03807133"/>
    </style:style>
    <style:style style:name="T46" style:family="text">
      <style:text-properties officeooo:rsid="02d74b30"/>
    </style:style>
    <style:style style:name="T47" style:family="text">
      <style:text-properties officeooo:rsid="02deaa3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SELECT * FROM Recetas &#10;     WHERE Valoracion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SELECT * FROM Recetas &#10;     WHERE Fecha_modificacion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SELECT * FROM Recetas &#10;     WHERE Dificultad IS NULL AND Tipo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SELECT * FROM Recetas &#10;     WHERE Dificultad IS NULL AND Comensales IS NULL AND Tiempo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SELECT * FROM Diamante &#10;     WHERE tallado IS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SELECT * FROM Diamante &#10;     WHERE color IS NOT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SELECT * FROM pasajerosTitanic &#10;     WHERE Edad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SELECT * FROM pasajerosTitanic &#10;     WHERE Ticket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SELECT * FROM pasajerosTitanic &#10;     WHERE Cabina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SELECT * FROM pasajerosTitanic &#10;     WHERE Embarque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SELECT * FROM datosCovid &#10;     WHERE fecha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* FROM datosCovid &#10;     WHERE casos IS NOT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SELECT * FROM población &#10;     WHERE Total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SELECT * FROM población &#10;     WHERE Nombre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SELECT * FROM concellosgalicia_debilidadxExistencia.ProvinciasGalicia&#9;    &#10;     WHERE Nombre IS NOT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SELECT Nombre FROM jugadores &#10;     WHERE Procedencia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SELECT * FROM equipos &#10;     WHERE Conferencia = &quot;East&quot; AND Division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SELECT Nombre FROM jugadores &#10;     WHERE Procedencia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SELECT * FROM equipos &#10;     WHERE Ciudad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SELECT nombre_cliente FROM cliente &#10;     WHERE linea_direccion2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SELECT * FROM detalle_pedido &#10;     WHERE precio_unidad IS NOT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SELECT * FROM pedido &#10;     WHERE comentarios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SELECT * FROM pedido &#10;     WHERE fecha_entrega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SELECT * FROM Diamante &#10;     WHERE precio IS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SELECT * FROM Diamante &#10;     WHERE Tabla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SELECT * FROM concellosgalicia_debilidadxExistencia.ComarcasGalicia&#9;    &#10;     WHERE Provincia IS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SELECT * FROM concellosgalicia_debilidadxExistencia.concellosgalicia     &#9;&#10;     WHERE superficie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SELECT * from concellosgalicia_debilidadxExistencia.PoblacionGalicia   &#9;&#10;     WHERE Mujeres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4">1</text:span><text:span text:style-name="T8">.<text:tab/></text:span><text:span text:style-name="T15">B</text:span><text:span text:style-name="T10">ase de datos </text:span><text:span text:style-name="T13">Diamante</text:span><text:span text:style-name="T12"> (</text:span><text:span text:style-name="T13">1</text:span><text:span text:style-name="T12"> tabla)</text:span><text:span text:style-name="T9">.</text:span></text:p>
        <text:p text:style-name="P43"><text:span text:style-name="T16">Muestra </text:span><text:span text:style-name="T17">los </text:span><text:span text:style-name="T19">Diamantes </text:span><text:span text:style-name="T23">cuyo </text:span><text:span text:style-name="T24">precio </text:span><text:span text:style-name="T33">sea </text:span><text:span text:style-name="T34">NULO</text:span><text:span text:style-name="T16">.</text:span></text:p>
        <text:p text:style-name="P16"><draw:control text:anchor-type="paragraph" draw:z-index="24" draw:name="Control 5" draw:style-name="gr1" draw:text-style-name="P47" svg:width="15.497cm" svg:height="0.856cm" svg:x="1.3cm" svg:y="0cm" draw:control="control25"/></text:p>
        <text:p text:style-name="P44"><text:span text:style-name="T16">Muestra </text:span><text:span text:style-name="T20">los </text:span><text:span text:style-name="T25">diamantes </text:span><text:span text:style-name="T33">que </text:span><text:span text:style-name="T34">NO</text:span><text:span text:style-name="T33"> estén asignados a ninguna tabla</text:span><text:span text:style-name="T25">.</text:span></text:p>
        <text:p text:style-name="P19"><draw:control text:anchor-type="paragraph" draw:z-index="25" draw:name="Control 1" draw:style-name="gr1" draw:text-style-name="P47" svg:width="15.497cm" svg:height="0.856cm" svg:x="1.3cm" svg:y="0cm" draw:control="control26"/></text:p>
        <text:p text:style-name="P44"><text:span text:style-name="T26">Muestra los diamantes </text:span><text:span text:style-name="T35">que estén SIN tallar</text:span><text:span text:style-name="T18">.</text:span></text:p>
        <text:p text:style-name="P15"/>
        <text:p text:style-name="P44"><draw:control text:anchor-type="paragraph" draw:z-index="5" draw:name="Control 3" draw:style-name="gr1" draw:text-style-name="P47" svg:width="15.497cm" svg:height="0.856cm" svg:x="1.3cm" svg:y="-0.333cm" draw:control="control6"/><text:span text:style-name="T16">Muestra </text:span><text:span text:style-name="T28">los diamantes de </text:span><text:span text:style-name="T27">cuy</text:span><text:span text:style-name="T34">o color no sea NULO</text:span><text:span text:style-name="T20">.</text:span></text:p>
        <text:p text:style-name="P14"><draw:control text:anchor-type="paragraph" draw:z-index="6" draw:name="Control 4" draw:style-name="gr1" draw:text-style-name="P47" svg:width="15.497cm" svg:height="0.856cm" svg:x="1.3cm" svg:y="0cm" draw:control="control7"/></text:p>
        <text:p text:style-name="P6"><text:span text:style-name="T14">2</text:span><text:span text:style-name="T8">.<text:tab/></text:span><text:span text:style-name="T11">B</text:span><text:span text:style-name="T10">ase de datos </text:span><text:span text:style-name="T13">Recetas de cocina</text:span><text:span text:style-name="T12"> (</text:span><text:span text:style-name="T13">1</text:span><text:span text:style-name="T12"> tablas)</text:span><text:span text:style-name="T9">.</text:span></text:p>
        <text:p text:style-name="P44"><text:span text:style-name="T21">Muestra las recetas </text:span><text:span text:style-name="T29">cuya valoración </text:span><text:span text:style-name="T36">esté sin calificar todavía.</text:span></text:p>
        <text:p text:style-name="P30"><draw:control text:anchor-type="paragraph" draw:z-index="1" draw:name="Control 6" draw:style-name="gr1" draw:text-style-name="P47" svg:width="15.497cm" svg:height="0.856cm" svg:x="1.3cm" svg:y="0cm" draw:control="control2"/></text:p>
        <text:p text:style-name="P44"><text:span text:style-name="T21">Muestra </text:span><text:span text:style-name="T30">las recetas </text:span><text:span text:style-name="T36">que no han sufrido ningún tipo de modificación</text:span><text:span text:style-name="T18">.</text:span></text:p>
        <text:p text:style-name="P29"><draw:control text:anchor-type="paragraph" draw:z-index="2" draw:name="Control 7" draw:style-name="gr1" draw:text-style-name="P47" svg:width="15.497cm" svg:height="0.856cm" svg:x="1.3cm" svg:y="0cm" draw:control="control3"/></text:p>
        <text:p text:style-name="P44"><text:span text:style-name="T21">Muestra </text:span><text:span text:style-name="T31">las recetas cuy</text:span><text:span text:style-name="T37">a dificultad sea nula pero su tipo no lo sea.</text:span></text:p>
        <text:p text:style-name="P28"><draw:control text:anchor-type="paragraph" draw:z-index="3" draw:name="Control 8" draw:style-name="gr1" draw:text-style-name="P47" svg:width="15.497cm" svg:height="0.856cm" svg:x="1.3cm" svg:y="0cm" draw:control="control4"/></text:p>
        <text:p text:style-name="P44"><text:span text:style-name="T22">Muestra </text:span><text:span text:style-name="T31">las recetas </text:span><text:span text:style-name="T38">en las que no se ha definido todavía su dificultad, ni el número de comensales, ni su tiempo de duración</text:span><text:span text:style-name="T32">.</text:span></text:p>
        <text:p text:style-name="P30"><draw:control text:anchor-type="paragraph" draw:z-index="4" draw:name="Control 9" draw:style-name="gr1" draw:text-style-name="P47" svg:width="15.497cm" svg:height="0.856cm" svg:x="1.3cm" svg:y="0cm" draw:control="control5"/></text:p>
        <text:p text:style-name="P11"/>
        <text:p text:style-name="P7"><text:span text:style-name="T14">3</text:span><text:span text:style-name="T8">.<text:tab/></text:span><text:span text:style-name="T11">B</text:span><text:span text:style-name="T10">ase de datos </text:span><text:span text:style-name="T13">Titanic</text:span><text:span text:style-name="T12"> (</text:span><text:span text:style-name="T13">1</text:span><text:span text:style-name="T12"> tablas)</text:span><text:span text:style-name="T9">.</text:span></text:p>
        <text:p text:style-name="P20"><text:span text:style-name="T42">Muestra los pasajeros cuya edad sea NULA</text:span>.</text:p>
        <text:p text:style-name="P33"><draw:control text:anchor-type="paragraph" draw:z-index="7" draw:name="Control 10" draw:style-name="gr1" draw:text-style-name="P47" svg:width="15.497cm" svg:height="0.856cm" svg:x="1.3cm" svg:y="0cm" draw:control="control8"/></text:p>
        <text:p text:style-name="P21"><text:span text:style-name="T42">Muestra los pasajeros cuyo Ticket sea NULO</text:span>.</text:p>
        <text:p text:style-name="P28"><draw:control text:anchor-type="paragraph" draw:z-index="8" draw:name="Control 11" draw:style-name="gr1" draw:text-style-name="P47" svg:width="15.497cm" svg:height="0.856cm" svg:x="1.3cm" svg:y="0cm" draw:control="control9"/></text:p>
        <text:p text:style-name="P21"><text:span text:style-name="T42">Muestra los pasajeros cuya Cabina no sea NULA</text:span>.</text:p>
        <text:p text:style-name="P42"><draw:control text:anchor-type="paragraph" draw:z-index="9" draw:name="Control 12" draw:style-name="gr1" draw:text-style-name="P47" svg:width="15.497cm" svg:height="0.856cm" svg:x="1.3cm" svg:y="0cm" draw:control="control10"/></text:p>
        <text:p text:style-name="P21"><text:span text:style-name="T42">Muestra los pasajero cuyo puerto de embarque no sea NULO</text:span>.</text:p>
        <text:p text:style-name="P28"><draw:control text:anchor-type="paragraph" draw:z-index="10" draw:name="Control 13" draw:style-name="gr1" draw:text-style-name="P47" svg:width="15.497cm" svg:height="0.856cm" svg:x="1.3cm" svg:y="0cm" draw:control="control11"/></text:p>
        <text:p text:style-name="P12"/>
        <text:p text:style-name="P5"/>
        <text:p text:style-name="P10"><text:span text:style-name="T14">4</text:span><text:span text:style-name="T8">.<text:tab/></text:span><text:span text:style-name="T11">B</text:span><text:span text:style-name="T10">ase de datos </text:span><text:span text:style-name="T13">Covid</text:span><text:span text:style-name="T12"> (</text:span><text:span text:style-name="T14">2</text:span><text:span text:style-name="T12"> tabla</text:span><text:span text:style-name="T14">s</text:span><text:span text:style-name="T12">)</text:span><text:span text:style-name="T9">.</text:span></text:p>
        <text:p text:style-name="P22"><text:span text:style-name="T43">Muestra los datos del Covid cuya fecha sea NULA</text:span>.</text:p>
        <text:p text:style-name="P34"><draw:control text:anchor-type="paragraph" draw:z-index="11" draw:name="Control 14" draw:style-name="gr1" draw:text-style-name="P47" svg:width="15.497cm" svg:height="0.856cm" svg:x="1.3cm" svg:y="0cm" draw:control="control12"/></text:p>
        <text:p text:style-name="P21"><text:span text:style-name="T43">Muestra los datos del Covid cuyo número de casos no sea NULO</text:span>.</text:p>
        <text:p text:style-name="P31"><draw:control text:anchor-type="paragraph" draw:z-index="12" draw:name="Control 15" draw:style-name="gr1" draw:text-style-name="P47" svg:width="15.497cm" svg:height="0.856cm" svg:x="1.3cm" svg:y="0cm" draw:control="control13"/></text:p>
        <text:p text:style-name="P21"><text:span text:style-name="T43">Muestra los datos de la población cuyo número total sea NULO</text:span>.</text:p>
        <text:p text:style-name="P31"><draw:control text:anchor-type="paragraph" draw:z-index="13" draw:name="Control 16" draw:style-name="gr1" draw:text-style-name="P47" svg:width="15.497cm" svg:height="0.856cm" svg:x="1.3cm" svg:y="0cm" draw:control="control14"/></text:p>
        <text:p text:style-name="P23">Muestra los datos de la población cuyo nombre no sea NULO.</text:p>
        <text:p text:style-name="P34"><draw:control text:anchor-type="paragraph" draw:z-index="14" draw:name="Control 17" draw:style-name="gr1" draw:text-style-name="P47" svg:width="15.497cm" svg:height="0.856cm" svg:x="1.3cm" svg:y="0cm" draw:control="control15"/></text:p>
        <text:p text:style-name="P13"/>
        <text:p text:style-name="P9"><text:span text:style-name="T13">5</text:span><text:span text:style-name="T8">.<text:tab/></text:span><text:span text:style-name="T11">B</text:span><text:span text:style-name="T10">ase de datos </text:span><text:span text:style-name="T13">Concellos de Galicia</text:span><text:span text:style-name="T12"> (</text:span><text:span text:style-name="T13">3</text:span><text:span text:style-name="T12"> tablas)</text:span><text:span text:style-name="T9">.</text:span></text:p>
        <text:p text:style-name="P24"><text:span text:style-name="T44">Muestra los datos de los Comarcas cuya Provincia sea NULA</text:span>.</text:p>
        <text:p text:style-name="P35"><draw:control text:anchor-type="paragraph" draw:z-index="26" draw:name="Control 18" draw:style-name="gr1" draw:text-style-name="P47" svg:width="15.497cm" svg:height="0.856cm" svg:x="1.3cm" svg:y="0cm" draw:control="control27"/></text:p>
        <text:p text:style-name="P25"><text:span text:style-name="T44">Muestra los datos de los Concellos cuyo nombre no sea NULO</text:span>.</text:p>
        <text:p text:style-name="P36"><draw:control text:anchor-type="paragraph" draw:z-index="27" draw:name="Control 19" draw:style-name="gr1" draw:text-style-name="P47" svg:width="15.497cm" svg:height="0.856cm" svg:x="1.3cm" svg:y="0cm" draw:control="control28"/></text:p>
        <text:p text:style-name="P26"><text:span text:style-name="T45">Muestra los datos de las poblaciones de los Concellos cuyo número de mujeres sea NULO</text:span>.</text:p>
        <text:p text:style-name="P36"><draw:control text:anchor-type="paragraph" draw:z-index="28" draw:name="Control 20" draw:style-name="gr1" draw:text-style-name="P47" svg:width="15.497cm" svg:height="0.856cm" svg:x="1.3cm" svg:y="0cm" draw:control="control29"/></text:p>
        <text:p text:style-name="P27"><text:span text:style-name="T45">Muestra los datos de las Provincias de Galicia cuyo nombre no sea NULO</text:span>.</text:p>
        <text:p text:style-name="P37"><draw:control text:anchor-type="paragraph" draw:z-index="15" draw:name="Control 21" draw:style-name="gr1" draw:text-style-name="P47" svg:width="15.497cm" svg:height="0.856cm" svg:x="1.3cm" svg:y="0cm" draw:control="control16"/></text:p>
        <text:p text:style-name="P4"/>
        <text:p text:style-name="P4"/>
        <text:p text:style-name="P8"><text:span text:style-name="T13">6</text:span><text:span text:style-name="T8">.<text:tab/></text:span><text:span text:style-name="T11">B</text:span><text:span text:style-name="T10">ase de datos NBA </text:span><text:span text:style-name="T12">(4 tablas)</text:span><text:span text:style-name="T9">.</text:span></text:p>
        <text:p text:style-name="P17"><text:span text:style-name="T46">Muestra </text:span><text:span text:style-name="T47">los empleados que no estén asignados a ningún departamento</text:span><text:span text:style-name="T46">.</text:span></text:p>
        <text:p text:style-name="P32"><draw:control text:anchor-type="paragraph" draw:z-index="16" draw:name="Control 22" draw:style-name="gr1" draw:text-style-name="P47" svg:width="15.497cm" svg:height="0.856cm" svg:x="1.3cm" svg:y="0cm" draw:control="control17"/></text:p>
        <text:p text:style-name="P17">Muestra <text:span text:style-name="T47">los empleados que sin ninguna categoría</text:span>.</text:p>
        <text:p text:style-name="P32"><draw:control text:anchor-type="paragraph" draw:z-index="17" draw:name="Control 23" draw:style-name="gr1" draw:text-style-name="P47" svg:width="15.497cm" svg:height="0.856cm" svg:x="1.3cm" svg:y="0cm" draw:control="control18"/></text:p>
        <text:p text:style-name="P17">Muestra <text:span text:style-name="T47">los departamentos que tienen nombre</text:span>.</text:p>
        <text:p text:style-name="P32"><draw:control text:anchor-type="paragraph" draw:z-index="18" draw:name="Control 24" draw:style-name="gr1" draw:text-style-name="P47" svg:width="15.497cm" svg:height="0.856cm" svg:x="1.3cm" svg:y="0cm" draw:control="control19"/></text:p>
        <text:p text:style-name="P17">Muestra <text:span text:style-name="T47">las oficinas que, de momento, no estén asociadas a ninguna ciudad.</text:span></text:p>
        <text:p text:style-name="P32"><draw:control text:anchor-type="paragraph" draw:z-index="19" draw:name="Control 25" draw:style-name="gr1" draw:text-style-name="P47" svg:width="15.497cm" svg:height="0.856cm" svg:x="1.3cm" svg:y="0cm" draw:control="control20"/></text:p>
        <text:p text:style-name="P3"/>
        <text:p text:style-name="P6"><text:span text:style-name="T13">7</text:span><text:span text:style-name="T8">.<text:tab/></text:span><text:span text:style-name="T11">B</text:span><text:span text:style-name="T10">ase de datos </text:span><text:span text:style-name="T12">Jardinería (8 tablas)</text:span><text:span text:style-name="T9">.</text:span></text:p>
        <text:p text:style-name="P45"><text:span text:style-name="T16">Muestra </text:span><text:span text:style-name="T39">el nombre de los </text:span><text:span text:style-name="T40">clientes que no tengan segunda dirección</text:span><text:span text:style-name="T16">.</text:span></text:p>
        <text:p text:style-name="P38"><draw:control text:anchor-type="paragraph" draw:z-index="20" draw:name="Control 26" draw:style-name="gr1" draw:text-style-name="P47" svg:width="15.497cm" svg:height="0.856cm" svg:x="1.3cm" svg:y="0cm" draw:control="control21"/></text:p>
        <text:p text:style-name="P45"><text:span text:style-name="T16">Muestra </text:span><text:span text:style-name="T40">los detalles de los pedidos cuyo precio por unidad no sea nulo</text:span><text:span text:style-name="T16">.</text:span></text:p>
        <text:p text:style-name="P39"><draw:control text:anchor-type="paragraph" draw:z-index="21" draw:name="Control 27" draw:style-name="gr1" draw:text-style-name="P47" svg:width="15.497cm" svg:height="0.856cm" svg:x="1.3cm" svg:y="0cm" draw:control="control22"/></text:p>
        <text:p text:style-name="P45"><text:span text:style-name="T16">Muestra </text:span><text:span text:style-name="T41">los pedidos sin comentarios.</text:span></text:p>
        <text:p text:style-name="P40"><draw:control text:anchor-type="paragraph" draw:z-index="22" draw:name="Control 28" draw:style-name="gr1" draw:text-style-name="P47" svg:width="15.497cm" svg:height="0.856cm" svg:x="1.3cm" svg:y="0cm" draw:control="control23"/></text:p>
        <text:p text:style-name="P46"><text:span text:style-name="T16">Muestra </text:span><text:span text:style-name="T41">los pedidos que no se han entregado aún</text:span><text:span text:style-name="T16">.</text:span></text:p>
        <text:p text:style-name="P41"><draw:control text:anchor-type="paragraph" draw:z-index="23" draw:name="Control 29" draw:style-name="gr1" draw:text-style-name="P47" svg:width="15.497cm" svg:height="0.856cm" svg:x="1.3cm" svg:y="0cm" draw:control="control24"/></text:p>
        <text:p text:style-name="P18"><draw:control text:anchor-type="paragraph" draw:z-index="0" draw:name="Control 2" draw:style-name="gr2" draw:text-style-name="P48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6acbcf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MT6" style:family="text">
      <style:text-properties fo:font-variant="small-caps" fo:color="#ffffff" loext:opacity="100%" style:text-outline="false" style:font-name="Tahoma" fo:font-size="12pt" fo:language="gl" fo:country="ES" fo:font-weight="bold" officeooo:rsid="03443d8c" style:font-size-asian="12pt" style:font-weight-asian="bold" style:font-size-complex="12pt" style:font-weight-complex="bold"/>
    </style:style>
    <style:style style:name="MT7" style:family="text">
      <style:text-properties fo:font-variant="small-caps" fo:color="#ffffff" loext:opacity="100%" style:text-outline="false" style:font-name="Tahoma" fo:font-size="12pt" fo:language="gl" fo:country="ES" fo:font-weight="bold" officeooo:rsid="036b54c0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4</text:span><text:span text:style-name="MT1">.<text:tab/></text:span><text:span text:style-name="MT3">R</text:span><text:span text:style-name="MT4">ealización de consultas </text:span><text:span text:style-name="MT5">con </text:span><text:span text:style-name="MT6">operador de </text:span><text:span text:style-name="MT7">valor nulo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3-14T12:55:42.234000000</dc:date>
    <meta:editing-duration>P2DT5H53M9S</meta:editing-duration>
    <meta:editing-cycles>668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36" meta:word-count="348" meta:character-count="1988" meta:non-whitespace-character-count="1675"/>
  </office:meta>
</office:document-meta>
</file>